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4390792169802461727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27784355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5217879722380817413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684562956364528506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 : 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4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4">harmonics</text:p>
                    </text:list-item>
                    <text:list-item>
                      <text:p text:style-name="P14">flamenco : et-6</text:p>
                    </text:list-item>
                    <text:list-item>
                      <text:p text:style-name="P14">arpeggio</text:p>
                    </text:list-item>
                    <text:list-item>
                      <text:p text:style-name="P14">hammering &amp; pulling</text:p>
                    </text:list-item>
                    <text:list-item>
                      <text:p text:style-name="P14">tapping : L,R</text:p>
                    </text:list-item>
                    <text:list-item>
                      <text:p text:style-name="P14">scale : </text:p>
                    </text:list-item>
                    <text:list-item>
                      <text:p text:style-name="P14">stomp</text:p>
                    </text:list-item>
                  </text:list>
                </text:list-item>
                <text:list-item>
                  <text:p text:style-name="P14">prev sections</text:p>
                </text:list-item>
                <text:list-item>
                  <text:p text:style-name="P15">scale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<text:soft-page-break/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9002844070364210165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27796585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27788232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2336459692319694319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27792623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27796006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4983825906674792837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27790635" text:continue-list="list27796006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27776536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27776917" text:continue-numbering="true" text:style-name="L5">
        <text:list-item>
          <text:list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2-04T07:57:34.82</dc:date>
    <dc:creator>iwabuchi ken</dc:creator>
    <meta:editing-duration>P2DT5H5M31S</meta:editing-duration>
    <meta:editing-cycles>59</meta:editing-cycles>
    <meta:generator>OpenOffice/4.1.3$Win32 OpenOffice.org_project/413m1$Build-9783</meta:generator>
    <meta:document-statistic meta:table-count="9" meta:image-count="0" meta:object-count="0" meta:page-count="7" meta:paragraph-count="169" meta:word-count="691" meta:character-count="4499"/>
  </office:meta>
</office:document-meta>
</file>